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margin-top="0.1665in" fo:margin-bottom="0.0835in" fo:break-before="page" fo:keep-with-next="always"/>
      <style:text-properties style:font-name="Liberation Sans" style:font-name-asian="DejaVu LGC Sans" style:font-name-complex="DejaVu LGC Sans"/>
    </style:style>
    <style:style style:name="T1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ormalization</text:h>
      <text:p text:style-name="Standard">Before reconstructing an image, we need a normalization image. This is constructed with a command like</text:p>
      <text:p text:style-name="P2">$ zcat norm.elm2.gz | elm2todkfz -o - - | Norm_Total_Gen &lt;crystal distance in mm&gt; &lt;pixel length&gt; - &lt;norm image prefix&gt;</text:p>
      <text:p text:style-name="Standard"/>
      <text:p text:style-name="Standard">It will produce a file named &lt;norm_image_prefix&gt;_total</text:p>
      <text:p text:style-name="Standard"/>
      <text:h text:style-name="Heading_20_1" text:outline-level="1">Reconstruction</text:h>
      <text:p text:style-name="Standard">Images can be reconstructed with a command like</text:p>
      <text:p text:style-name="P2">$ zcat phantom.elm2.gz | <text:s/>elm2todkfz -o - - | ClearPEM_LMRec -i - -n &lt;image prefix&gt; -d &lt;distance&gt; --pixel-lentgh &lt;pixel length&gt; -o &lt;image prefix&gt;</text:p>
      <text:p text:style-name="P1"/>
      <text:p text:style-name="P1">The “-” are there so the programs use stdin/stdout, pipelining the data.</text:p>
      <text:p text:style-name="Standard"><text:span text:style-name="Teletype"><text:span text:style-name="T1">More options can be added to elm2todkfz and ClearPEM_LMRec. See next pages.</text:span></text:span></text:p>
      <text:h text:style-name="P3" text:outline-level="1">Arguments for elm2todkfz</text:h>
      <text:p text:style-name="P2">elm2todkfz [options] &lt;input1.elm2&gt; &lt;input2.elm2&gt; ... &lt;inputN.elm2&gt;</text:p>
      <text:p text:style-name="Standard"/>
      <text:p text:style-name="Standard">&lt;input.elm2&gt;</text:p>
      <text:p text:style-name="Standard"><text:tab/>This sets the input file name. Any number of files may be specificed. If it's "-" then it uses stdin as input. Default is none, which is not very usefull.</text:p>
      <text:p text:style-name="Standard"/>
      <text:p text:style-name="Standard">-o &lt;output.lm&gt;</text:p>
      <text:p text:style-name="Standard"><text:tab/>This sets the output file name. If it's "-", then it uses stdout as output. Default is none, no output is written (not very useful in general).</text:p>
      <text:p text:style-name="Standard"/>
      <text:p text:style-name="Standard">--energy-low &lt;energy in keV&gt;</text:p>
      <text:p text:style-name="Standard">--energy-high &lt;energy in keV&gt; <text:s text:c="3"/></text:p>
      <text:p text:style-name="Standard"><text:tab/>These set the energy window, discarding all data outside the window. Default is 400-650 keV</text:p>
      <text:p text:style-name="Standard"/>
      <text:p text:style-name="Standard">--time-window &lt;time window in ns&gt;</text:p>
      <text:p text:style-name="Standard"><text:tab/>This sets the coincidence time window, discarding all events outside the window. Default is 4 ns.</text:p>
      <text:p text:style-name="Standard"/>
      <text:p text:style-name="Standard">--random-file &lt;filename&gt;</text:p>
      <text:p text:style-name="Standard"><text:s text:c="4"/>This outputs the random events to another file. Default is none, no random file is written.</text:p>
      <text:p text:style-name="Standard"/>
      <text:p text:style-name="Standard">--half-life &lt;isotope half life in minutes&gt;</text:p>
      <text:p text:style-name="Standard"><text:tab/>Enables decay correction, by setting a isotope half-life time-window.</text:p>
      <text:p text:style-name="Standard"/>
      <text:p text:style-name="Standard">--initial-time &lt;intial time for decay correction (unix epoch)</text:p>
      <text:p text:style-name="Standard"><text:tab/>Overrides the initial time used for decay correction.</text:p>
      <text:h text:style-name="Heading_20_1" text:outline-level="1"/>
      <text:h text:style-name="P3" text:outline-level="1">Arguments for ClearPEM_LMRec</text:h>
      <text:p text:style-name="P2">ClearPEM_LMrec [options]</text:p>
      <text:p text:style-name="Standard"/>
      <text:p text:style-name="Standard">-i &lt;input.lm&gt;</text:p>
      <text:p text:style-name="Standard"><text:tab/>This sets the input file name. If it's "-" then it uses stdin as input. Required.</text:p>
      <text:p text:style-name="Standard"/>
      <text:p text:style-name="Standard">-o &lt;filename&gt;</text:p>
      <text:p text:style-name="Standard"><text:tab/>This sets the output file name. If it's "-", then it uses stdout as output. Required.</text:p>
      <text:p text:style-name="Standard"/>
      <text:p text:style-name="Standard">-d &lt;distance&gt;</text:p>
      <text:p text:style-name="Standard"><text:tab/>This sets the distance between crystals in mm. Required.</text:p>
      <text:p text:style-name="Standard"/>
      <text:p text:style-name="Standard">-n &lt;norm prefix&gt;</text:p>
      <text:p text:style-name="Standard"><text:tab/>This sets the prefix of the normalization file to use (sans the _total). Required</text:p>
      <text:p text:style-name="Standard"/>
      <text:p text:style-name="Standard">--pixel-length &lt;size&gt;</text:p>
      <text:p text:style-name="Standard"><text:tab/>Voxel size in mm.</text:p>
      <text:p text:style-name="Standard"/>
      <text:p text:style-name="Standard">--iterations &lt;N&gt;</text:p>
      <text:p text:style-name="Standard"><text:tab/>Performs N iterations. Default is 8, for no special reason.</text:p>
      <text:p text:style-name="Standard"/>
      <text:p text:style-name="Standard">--save-iterations &lt;N&gt;</text:p>
      <text:p text:style-name="Standard"><text:tab/>Save image at every N iterations. Set to 0 to save only the last iteration. Default: 0.</text:p>
      <text:p text:style-name="Standard"/>
      <text:p text:style-name="Standard">--osem &lt;0|1&gt;</text:p>
      <text:p text:style-name="Standard"><text:tab/>1 enables OSEM reconstruction, with one subset per acquisition angle. 0 disables, turning it to MLEM. Default is to use OSEM.</text:p>
      <text:p text:style-name="Standard"/>
      <text:p text:style-name="Standard">--no-interfile</text:p>
      <text:p text:style-name="Standard"><text:tab/>Writes a “raw” image. Default is to write an Interfile image.</text:p>
      <text:p text:style-name="Standard"/>
      <text:p text:style-name="Standard">--filter-iter &lt;N&gt;</text:p>
      <text:p text:style-name="Standard"><text:tab/>Applies the Metz filter every N iterations. 0 disables filtering. Default is 2.</text:p>
      <text:p text:style-name="Standard">--filter-fwhm &lt;fwhm in mm&gt;</text:p>
      <text:p text:style-name="Standard"><text:tab/>Sets the filter's FWHM. 0 disables filtering. Default is 1.5 mm.</text:p>
      <text:p text:style-name="Standard">--filter-power &lt;power&gt;</text:p>
      <text:p text:style-name="Standard"><text:tab/>Sets the filter's Metz power. 0 degenerates to a pure gaussian filter. Default is 0.</text:p>
      <text:p text:style-name="Standard"/>
      <text:p text:style-name="Standard">--partial &lt;fraction in %&gt;</text:p>
      <text:p text:style-name="Standard"><text:tab/>Uses only a fraction of the events to reconstruct an image. Default is to use 100% of the events.</text:p>
      <text:p text:style-name="Standard"/>
      <text:p text:style-name="Standard">--threads &lt;n&gt;</text:p>
      <text:p text:style-name="Standard"><text:tab/>Runs reconstruction with N threads. Default is 8.</text:p>
      <text:p text:style-name="Standard">--rays &lt;n&gt;</text:p>
      <text:p text:style-name="Standard"><text:tab/>When N is 0 (default), each event is traced once using center crystals X-Y coordinates. When N is larger than 0, each event is traced N times, each time with a random <text:span text:style-name="T1">±</text:span><text:span text:style-name="T1">1 mm shift in X-Y.</text:span></text:p>
      <text:p text:style-name="Standard"><text:tab/></text:p>
      <text:p text:style-name="Standard"><text:soft-page-break/>--rand-image &lt;random file&gt;</text:p>
      <text:p text:style-name="Standard"><text:tab/>This option enables random correction based on the random image generated by Random_Gen</text:p>
      <text:p text:style-name="Standard"/>
      <text:p text:style-name="Standard">--rand-cut &lt;random cut value C, 0 to 0.5&gt;</text:p>
      <text:p text:style-name="Standard"><text:tab/>When C is 0 (default), all the events will be considered for reconstruction. When C&gt;0, then only the events with R &lt; C will be considered for reconstruction, in which R refers to the possibility that this event is not a random coincidence. Setting C to 0.5 will have an “over-correction” effect.</text:p>
      <text:h text:style-name="P3" text:outline-level="1">Arguments for Norm_Total_Gen</text:h>
      <text:p text:style-name="Standard">--threads &lt;n&gt;</text:p>
      <text:p text:style-name="Standard"><text:tab/>Runs reconstruction with N threads. Default is 8.</text:p>
      <text:p text:style-name="Standard">--rays &lt;n&gt;</text:p>
      <text:p text:style-name="Standard"><text:tab/>When N is 0 (default), each event is traced once using center crystals X-Y coordinates. When N is larger than 0, each event is traced N times, each time with a random <text:span text:style-name="T1">±1 mm shift in X-Y.</text:span></text:p>
      <text:p text:style-name="P1"/>
      <text:p text:style-name="P1"/>
      <text:h text:style-name="P4" text:outline-level="1">Arguments for Random_Gen</text:h>
      <text:p text:style-name="P2">Random_Gen [options] &lt;plates distance&gt; &lt;pixel length&gt; &lt;norm prefix&gt; &lt;input file&gt; &lt;output file&gt;</text:p>
      <text:p text:style-name="P2"/>
      <text:p text:style-name="P1">&lt;input file&gt;</text:p>
      <text:p text:style-name="P1"><text:tab/>This sets the input file name. The input file should be delayed coincidences generated from elm2dkfz with option --random-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letype" style:family="text">
      <style:text-properties style:font-name="Liberation Mono" style:font-name-asian="DejaVu LGC Sans Mono" style:font-name-complex="Liberation Mono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Bugalho</meta:initial-creator>
    <meta:creation-date>2011-11-29T16:23:34</meta:creation-date>
    <dc:date>2013-05-22T11:03:59</dc:date>
    <dc:creator>Ricardo Bugalho</dc:creator>
    <meta:editing-duration>P3DT2H31M32S</meta:editing-duration>
    <meta:editing-cycles>12</meta:editing-cycles>
    <meta:generator>LibreOffice/3.4$Unix LibreOffice_project/340m1$Build-502</meta:generator>
    <meta:printed-by>Liji Cao</meta:printed-by>
    <meta:print-date>2012-03-13T11:41:48.30</meta:print-date>
    <meta:document-statistic meta:table-count="0" meta:image-count="0" meta:object-count="0" meta:page-count="6" meta:paragraph-count="72" meta:word-count="709" meta:character-count="4213" meta:non-whitespace-character-count="3562"/>
  </office:meta>
</office:document-meta>
</file>